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width="0.25cm" svg:stroke-color="#000000" draw:marker-start-width="0.575cm" draw:marker-end-width="0.575cm" draw:fill="none" draw:fill-color="#ffffff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4.759cm" fo:min-width="14.086cm" loext:decorative="false"/>
    </style:style>
    <style:style style:name="gr19" style:family="graphic" style:parent-style-name="standard">
      <style:graphic-properties draw:stroke="none" draw:fill="none" fo:min-height="0.96cm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vertical-align="middle" draw:ole-draw-aspect="1" loext:decorative="false"/>
    </style:style>
    <style:style style:name="gr27" style:family="graphic" style:parent-style-name="standard">
      <style:graphic-properties draw:stroke="none" svg:stroke-color="#000000" draw:fill="none" draw:fill-color="#ffffff" fo:min-height="3.55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3.53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6.233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  <style:text-properties fo:font-size="12pt" style:font-size-asian="12pt" style:font-size-complex="12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Liberation Mono" fo:font-size="10pt" style:font-size-asian="18pt" style:font-size-complex="18pt"/>
    </style:style>
    <style:style style:name="T2" style:family="text">
      <style:text-properties style:font-name="Liberation Mono" fo:font-size="16pt" style:font-size-asian="10pt" style:font-size-complex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rect draw:style-name="gr5" draw:text-style-name="P2" draw:layer="layout" svg:width="2.5cm" svg:height="1.5cm" svg:x="1.558cm" svg:y="5.251cm" draw:corner-radius="0.5cm">
            <text:p/>
          </draw:rect>
          <draw:frame draw:style-name="gr6" draw:text-style-name="P4" draw:layer="layout" svg:width="2.49cm" svg:height="1.5cm" svg:x="1.559cm" svg:y="5.243cm">
            <draw:text-box>
              <text:p text:style-name="P3"><text:span text:style-name="T1">Simple</text:span></text:p>
              <text:p text:style-name="P3"><text:span text:style-name="T1">state</text:span></text:p>
            </draw:text-box>
          </draw:frame>
        </draw:g>
        <draw:g draw:style-name="gr4">
          <draw:frame draw:style-name="gr7" draw:text-style-name="P4" draw:layer="layout" svg:width="7.677cm" svg:height="0.617cm" svg:x="1.362cm" svg:y="9.756cm">
            <draw:text-box>
              <text:p text:style-name="P3"><text:span text:style-name="T1">Composite state</text:span></text:p>
            </draw:text-box>
          </draw:frame>
          <draw:rect draw:style-name="gr5" draw:text-style-name="P2" draw:layer="layout" svg:width="7.677cm" svg:height="2.49cm" svg:x="1.339cm" svg:y="9.766cm" draw:corner-radius="0.5cm">
            <text:p/>
          </draw:rect>
          <draw:line draw:style-name="gr8" draw:text-style-name="P2" draw:layer="layout" svg:x1="1.34cm" svg:y1="10.373cm" svg:x2="9.01cm" svg:y2="10.372cm">
            <text:p/>
          </draw:line>
        </draw:g>
        <draw:custom-shape draw:style-name="gr9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rect draw:style-name="gr5" draw:text-style-name="P2" xml:id="id1" draw:id="id1" draw:layer="layout" svg:width="0.37cm" svg:height="0.15cm" svg:x="2.224cm" svg:y="4.404cm" draw:corner-radius="0.1cm">
            <text:p/>
          </draw:rect>
          <draw:rect draw:style-name="gr5" draw:text-style-name="P2" xml:id="id2" draw:id="id2" draw:layer="layout" svg:width="0.387cm" svg:height="0.15cm" svg:x="2.827cm" svg:y="4.404cm" draw:corner-radius="0.1cm">
            <text:p/>
          </draw:rect>
          <draw:connector draw:style-name="gr5" draw:text-style-name="P2" draw:layer="layout" svg:x1="2.594cm" svg:y1="4.479cm" svg:x2="2.827cm" svg:y2="4.479cm" draw:start-shape="id1" draw:start-glue-point="1" draw:end-shape="id2" draw:end-glue-point="3" svg:d="M2594 4479h233" svg:viewBox="0 0 234 1">
            <text:p/>
          </draw:connector>
        </draw:g>
        <draw:custom-shape draw:style-name="gr11" draw:text-style-name="P5" draw:layer="layout" svg:width="0.4cm" svg:height="0.4cm" svg:x="2.558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11" draw:text-style-name="P5" draw:layer="layout" svg:width="0.4cm" svg:height="0.4cm" svg:x="2.454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8" draw:text-style-name="P2" draw:layer="layout" svg:x1="2.498cm" svg:y1="8.448cm" svg:x2="2.811cm" svg:y2="8.761cm">
              <text:p/>
            </draw:line>
            <draw:line draw:style-name="gr8" draw:text-style-name="P2" draw:layer="layout" svg:x1="2.808cm" svg:y1="8.437cm" svg:x2="2.482cm" svg:y2="8.762cm">
              <text:p/>
            </draw:line>
          </draw:g>
        </draw:g>
        <draw:g draw:style-name="gr4">
          <draw:line draw:style-name="gr13" draw:text-style-name="P6" draw:layer="layout" svg:x1="14.794cm" svg:y1="5.886cm" svg:x2="13.959cm" svg:y2="5.895cm">
            <text:p/>
          </draw:line>
          <draw:line draw:style-name="gr14" draw:text-style-name="P2" draw:layer="layout" svg:x1="13.921cm" svg:y1="5.57cm" svg:x2="13.929cm" svg:y2="6.227cm">
            <text:p/>
          </draw:line>
          <draw:line draw:style-name="gr15" draw:text-style-name="P2" draw:layer="layout" svg:x1="12.372cm" svg:y1="5.212cm" svg:x2="13.888cm" svg:y2="5.77cm">
            <text:p/>
          </draw:line>
          <draw:line draw:style-name="gr15" draw:text-style-name="P2" draw:layer="layout" svg:x1="12.531cm" svg:y1="6.56cm" svg:x2="13.896cm" svg:y2="6.045cm">
            <text:p/>
          </draw:line>
        </draw:g>
        <draw:g draw:style-name="gr12"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</draw:g>
        <draw:g draw:style-name="gr4">
          <draw:line draw:style-name="gr8" draw:text-style-name="P2" draw:layer="layout" svg:x1="13.71cm" svg:y1="3.248cm" svg:x2="14.023cm" svg:y2="3.561cm">
            <text:p/>
          </draw:line>
          <draw:line draw:style-name="gr8" draw:text-style-name="P2" draw:layer="layout" svg:x1="14.02cm" svg:y1="3.237cm" svg:x2="13.694cm" svg:y2="3.562cm">
            <text:p/>
          </draw:line>
        </draw:g>
        <draw:g draw:style-name="gr12">
          <draw:g draw:style-name="gr12">
            <draw:custom-shape draw:style-name="gr18" draw:text-style-name="P2" draw:layer="layout" svg:width="14.586cm" svg:height="5.009cm" svg:x="1.019cm" svg:y="16.628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7.788cm" svg:y1="16.623cm" svg:x2="7.788cm" svg:y2="17.211cm">
              <text:p/>
            </draw:line>
            <draw:line draw:style-name="gr8" draw:text-style-name="P2" draw:layer="layout" svg:x1="0.967cm" svg:y1="17.878cm" svg:x2="7.033cm" svg:y2="17.882cm">
              <text:p/>
            </draw:line>
            <draw:line draw:style-name="gr8" draw:text-style-name="P2" draw:layer="layout" svg:x1="7.786cm" svg:y1="17.212cm" svg:x2="7.033cm" svg:y2="17.885cm">
              <text:p/>
            </draw:line>
          </draw:g>
          <draw:frame draw:style-name="gr19" draw:text-style-name="P8" draw:layer="layout" svg:width="6.841cm" svg:height="1.529cm" svg:x="0.996cm" svg:y="16.636cm">
            <draw:text-box>
              <text:p text:style-name="P7"><text:span text:style-name="T2">Behavioural state machine </text:span></text:p>
            </draw:text-box>
          </draw:frame>
        </draw:g>
        <draw:custom-shape draw:style-name="gr20" draw:text-style-name="P2" draw:layer="layout" svg:width="0.6cm" svg:height="0.6cm" svg:x="13.439cm" svg:y="1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997cm" svg:height="0.751cm" svg:x="4.86cm" svg:y="1.348cm">
          <draw:text-box>
            <text:p><text:span text:style-name="T3">Initial State</text:span></text:p>
          </draw:text-box>
        </draw:frame>
        <draw:frame draw:style-name="gr22" draw:text-style-name="P9" draw:layer="layout" svg:width="2.373cm" svg:height="0.725cm" svg:x="4.916cm" svg:y="2.642cm">
          <draw:text-box>
            <text:p><text:span text:style-name="T3">End State</text:span></text:p>
          </draw:text-box>
        </draw:frame>
        <draw:frame draw:style-name="gr23" draw:text-style-name="P9" draw:layer="layout" svg:width="5.178cm" svg:height="0.725cm" svg:x="14.486cm" svg:y="2.875cm">
          <draw:text-box>
            <text:p><text:span text:style-name="T3">Terminate Pseudo State</text:span></text:p>
          </draw:text-box>
        </draw:frame>
        <draw:frame draw:style-name="gr23" draw:text-style-name="P9" draw:layer="layout" svg:width="5.05cm" svg:height="0.725cm" svg:x="5.088cm" svg:y="4.041cm">
          <draw:text-box>
            <text:p><text:span text:style-name="T3">Hidden Decomposition</text:span></text:p>
          </draw:text-box>
        </draw:frame>
        <draw:frame draw:style-name="gr24" draw:text-style-name="P10" draw:layer="layout" svg:width="4.661cm" svg:height="0.906cm" svg:x="4.969cm" svg:y="5.432cm">
          <draw:text-box>
            <text:p><text:span text:style-name="T4">Simple State</text:span></text:p>
          </draw:text-box>
        </draw:frame>
        <draw:frame draw:style-name="gr24" draw:text-style-name="P10" draw:layer="layout" svg:width="4.661cm" svg:height="0.906cm" svg:x="5.042cm" svg:y="7.071cm">
          <draw:text-box>
            <text:p><text:span text:style-name="T4">Entry Point</text:span></text:p>
          </draw:text-box>
        </draw:frame>
        <draw:frame draw:style-name="gr24" draw:text-style-name="P10" draw:layer="layout" svg:width="4.661cm" svg:height="0.906cm" svg:x="5.017cm" svg:y="8.159cm">
          <draw:text-box>
            <text:p><text:span text:style-name="T4">Exit Point</text:span></text:p>
          </draw:text-box>
        </draw:frame>
        <draw:frame draw:style-name="gr24" draw:text-style-name="P10" draw:layer="layout" svg:width="4.661cm" svg:height="0.906cm" svg:x="14.522cm" svg:y="1.168cm">
          <draw:text-box>
            <text:p><text:span text:style-name="T4">Choice Pseudo State</text:span></text:p>
          </draw:text-box>
        </draw:frame>
        <draw:frame draw:style-name="gr23" draw:text-style-name="P10" draw:layer="layout" svg:width="1.51cm" svg:height="0.725cm" svg:x="14.777cm" svg:y="4.637cm">
          <draw:text-box>
            <text:p><text:span text:style-name="T4">Fork</text:span></text:p>
          </draw:text-box>
        </draw:frame>
        <draw:frame draw:style-name="gr23" draw:text-style-name="P10" draw:layer="layout" svg:width="1.343cm" svg:height="0.725cm" svg:x="15.099cm" svg:y="6.967cm">
          <draw:text-box>
            <text:p><text:span text:style-name="T4">Join</text:span></text:p>
          </draw:text-box>
        </draw:frame>
        <draw:frame draw:style-name="gr25" draw:text-style-name="P10" draw:layer="layout" svg:width="18.758cm" svg:height="1.039cm" svg:x="0.974cm" svg:y="21.955cm">
          <draw:text-box>
            <text:p><text:span text:style-name="T4">http://www.uml-diagrams.org/state-machine-diagrams.html#behavioral-state-machine</text:span></text:p>
          </draw:text-box>
        </draw:frame>
        <draw:frame draw:style-name="gr26" draw:text-style-name="P6" draw:layer="layout" svg:width="1.242cm" svg:height="1.164cm" svg:x="-4.738cm" svg:y="21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1" draw:layer="layout" svg:width="18.306cm" svg:height="3.806cm" svg:x="1.296cm" svg:y="12.507cm">
          <draw:text-box>
            <text:p><text:s/></text:p>
          </draw:text-box>
        </draw:frame>
        <draw:frame draw:style-name="gr28" draw:text-style-name="P11" draw:layer="layout" svg:width="18.435cm" svg:height="3.781cm" svg:x="1.218cm" svg:y="12.662cm">
          <draw:text-box>
            <text:p><text:span text:style-name="T5">I recently had to do some state diagrams and made this set of symbols to help me out. <text:s/>I am not sure if there is an international standard but this was from a random web site and was easy to follow.</text:span></text:p>
            <text:p><text:span text:style-name="T4"/></text:p>
            <text:p><text:span text:style-name="T4">Hope this can helps other users. <text:s/>Any questions /criticism <text:s/>to:</text:span></text:p>
            <text:p><text:span text:style-name="T4"/></text:p>
            <text:p><text:span text:style-name="T4">felix_w at exemail.com.au</text:span></text:p>
          </draw:text-box>
        </draw:frame>
        <draw:frame draw:style-name="gr29" draw:text-style-name="P14" draw:layer="layout" svg:width="15.24cm" svg:height="2.987cm" svg:x="1.635cm" svg:y="23.138cm">
          <draw:text-box>
            <text:p text:style-name="P12"><text:span text:style-name="T4">Guidelines:</text:span></text:p>
            <text:p text:style-name="P12"><text:span text:style-name="T4">* Exit actions should be for cleanup/side effects only (stop timers, release resources). They must not determine control flow.</text:span></text:p>
            <text:p text:style-name="P13"><text:span text:style-name="T4">* Guards select the next target deterministically based on current conditions</text:span></text:p>
          </draw:text-box>
        </draw:frame>
      </draw:page>
      <draw:page draw:name="page2" draw:style-name="dp1" draw:master-page-name="Default">
        <draw:g draw:style-name="gr4">
          <draw:frame draw:style-name="gr7" draw:text-style-name="P4" draw:layer="layout" svg:width="4.194cm" svg:height="0.617cm" svg:x="2.918cm" svg:y="4.81cm">
            <draw:text-box>
              <text:p text:style-name="P3"><text:span text:style-name="T1">ColdStartup</text:span></text:p>
            </draw:text-box>
          </draw:frame>
          <draw:rect draw:style-name="gr5" draw:text-style-name="P2" draw:layer="layout" svg:width="4.194cm" svg:height="2.49cm" svg:x="2.905cm" svg:y="4.82cm" draw:corner-radius="0.5cm">
            <text:p/>
          </draw:rect>
          <draw:line draw:style-name="gr8" draw:text-style-name="P2" draw:layer="layout" svg:x1="2.906cm" svg:y1="5.427cm" svg:x2="7.097cm" svg:y2="5.426cm">
            <text:p/>
          </draw:line>
        </draw:g>
        <draw:custom-shape draw:style-name="gr9" draw:text-style-name="P1" draw:layer="layout" svg:width="0.4cm" svg:height="0.4cm" svg:x="4.72cm" svg:y="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7.303cm" svg:height="2.55cm" svg:x="10.842cm" svg:y="1.625cm">
          <draw:text-box>
            <text:p>Power-ON</text:p>
            <text:p>Raspi-BOOT</text:p>
            <text:p>Run Oradio_control</text:p>
          </draw:text-box>
        </draw:frame>
        <draw:g draw:style-name="gr4">
          <draw:frame draw:style-name="gr7" draw:text-style-name="P4" draw:layer="layout" svg:width="4.829cm" svg:height="0.539cm" svg:x="2.919cm" svg:y="8.302cm">
            <draw:text-box>
              <text:p text:style-name="P3"><text:span text:style-name="T1">Standby</text:span></text:p>
            </draw:text-box>
          </draw:frame>
          <draw:rect draw:style-name="gr5" draw:text-style-name="P2" draw:layer="layout" svg:width="4.829cm" svg:height="2.174cm" svg:x="2.905cm" svg:y="8.31cm" draw:corner-radius="0.5cm">
            <text:p/>
          </draw:rect>
          <draw:line draw:style-name="gr8" draw:text-style-name="P2" draw:layer="layout" svg:x1="2.906cm" svg:y1="8.841cm" svg:x2="7.73cm" svg:y2="8.84cm">
            <text:p/>
          </draw:line>
        </draw:g>
        <draw:g draw:style-name="gr4">
          <draw:frame draw:style-name="gr7" draw:text-style-name="P4" draw:layer="layout" svg:width="4.194cm" svg:height="0.549cm" svg:x="11.093cm" svg:y="21.954cm">
            <draw:text-box>
              <text:p text:style-name="P3"><text:span text:style-name="T1">Error</text:span></text:p>
            </draw:text-box>
          </draw:frame>
          <draw:rect draw:style-name="gr5" draw:text-style-name="P2" draw:layer="layout" svg:width="4.194cm" svg:height="2.214cm" svg:x="11.08cm" svg:y="21.963cm" draw:corner-radius="0.5cm">
            <text:p/>
          </draw:rect>
          <draw:line draw:style-name="gr8" draw:text-style-name="P2" draw:layer="layout" svg:x1="11.081cm" svg:y1="22.503cm" svg:x2="15.272cm" svg:y2="22.502cm">
            <text:p/>
          </draw:line>
        </draw:g>
        <draw:g draw:style-name="gr4">
          <draw:frame draw:style-name="gr7" draw:text-style-name="P4" draw:layer="layout" svg:width="4.194cm" svg:height="0.549cm" svg:x="11.093cm" svg:y="25.129cm">
            <draw:text-box>
              <text:p text:style-name="P3"><text:span text:style-name="T1">Degraded</text:span></text:p>
            </draw:text-box>
          </draw:frame>
          <draw:rect draw:style-name="gr5" draw:text-style-name="P2" draw:layer="layout" svg:width="4.194cm" svg:height="2.214cm" svg:x="11.08cm" svg:y="25.138cm" draw:corner-radius="0.5cm">
            <text:p/>
          </draw:rect>
          <draw:line draw:style-name="gr8" draw:text-style-name="P2" draw:layer="layout" svg:x1="11.081cm" svg:y1="25.678cm" svg:x2="15.272cm" svg:y2="25.677cm">
            <text:p/>
          </draw:line>
        </draw:g>
        <draw:g draw:style-name="gr4">
          <draw:frame draw:style-name="gr7" draw:text-style-name="P4" draw:layer="layout" svg:width="5.38cm" svg:height="0.549cm" svg:x="2.287cm" svg:y="19.732cm">
            <draw:text-box>
              <text:p text:style-name="P3"><text:span text:style-name="T1">Capti</text:span><text:span text:style-name="T1">vePor</text:span><text:span text:style-name="T1">talRu</text:span><text:span text:style-name="T1">nning</text:span></text:p>
            </draw:text-box>
          </draw:frame>
          <draw:rect draw:style-name="gr5" draw:text-style-name="P2" draw:layer="layout" svg:width="5.38cm" svg:height="2.214cm" svg:x="2.27cm" svg:y="19.741cm" draw:corner-radius="0.5cm">
            <text:p/>
          </draw:rect>
          <draw:line draw:style-name="gr8" draw:text-style-name="P2" draw:layer="layout" svg:x1="2.271cm" svg:y1="20.281cm" svg:x2="7.647cm" svg:y2="20.28cm">
            <text:p/>
          </draw:line>
        </draw:g>
        <draw:frame draw:style-name="gr31" draw:text-style-name="P11" draw:layer="layout" svg:width="2.858cm" svg:height="3.095cm" svg:x="-6.62cm" svg:y="10.922cm">
          <draw:text-box>
            <text:p>Preset1</text:p>
            <text:p>Preset2</text:p>
            <text:p>Preset3</text:p>
            <text:p>Play</text:p>
          </draw:text-box>
        </draw:frame>
        <draw:g draw:style-name="gr4">
          <draw:frame draw:style-name="gr7" draw:text-style-name="P4" draw:layer="layout" svg:width="4.194cm" svg:height="0.617cm" svg:x="9.188cm" svg:y="8.302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9.175cm" svg:y="8.312cm" draw:corner-radius="0.5cm">
            <text:p/>
          </draw:rect>
          <draw:line draw:style-name="gr8" draw:text-style-name="P2" draw:layer="layout" svg:x1="9.176cm" svg:y1="8.919cm" svg:x2="13.367cm" svg:y2="8.918cm">
            <text:p/>
          </draw:line>
        </draw:g>
        <draw:connector draw:style-name="gr32" draw:text-style-name="P2" draw:layer="layout" draw:line-skew="0.131cm" svg:x1="5.552cm" svg:y1="11.216cm" svg:x2="3.976cm" svg:y2="14.652cm" svg:d="M5552 11216v1849h-1576v1587" svg:viewBox="0 0 1577 3437">
          <text:p/>
        </draw:connector>
        <draw:g draw:style-name="gr4">
          <draw:frame draw:style-name="gr7" draw:text-style-name="P4" draw:layer="layout" svg:width="4.431cm" svg:height="0.549cm" svg:x="22.604cm" svg:y="17.192cm">
            <draw:text-box>
              <text:p text:style-name="P3"><text:span text:style-name="T1">SpotifyConnected</text:span></text:p>
            </draw:text-box>
          </draw:frame>
          <draw:rect draw:style-name="gr5" draw:text-style-name="P2" draw:layer="layout" svg:width="4.431cm" svg:height="2.214cm" svg:x="22.59cm" svg:y="17.201cm" draw:corner-radius="0.5cm">
            <text:p/>
          </draw:rect>
          <draw:line draw:style-name="gr8" draw:text-style-name="P2" draw:layer="layout" svg:x1="22.591cm" svg:y1="17.741cm" svg:x2="27.019cm" svg:y2="17.74cm">
            <text:p/>
          </draw:line>
        </draw:g>
        <draw:frame draw:style-name="gr31" draw:text-style-name="P11" draw:layer="layout" svg:width="5.08cm" svg:height="3.095cm" svg:x="-6.937cm" svg:y="6.795cm">
          <draw:text-box>
            <text:p>Second (seperate) statemachine handler</text:p>
          </draw:text-box>
        </draw:frame>
        <draw:g draw:style-name="gr4">
          <draw:frame draw:style-name="gr7" draw:text-style-name="P4" draw:layer="layout" svg:width="4.431cm" svg:height="0.549cm" svg:x="22.604cm" svg:y="13.382cm">
            <draw:text-box>
              <text:p text:style-name="P3"><text:span text:style-name="T1">AwaitingConnection</text:span></text:p>
            </draw:text-box>
          </draw:frame>
          <draw:rect draw:style-name="gr5" draw:text-style-name="P2" draw:layer="layout" svg:width="4.431cm" svg:height="2.214cm" svg:x="22.59cm" svg:y="13.391cm" draw:corner-radius="0.5cm">
            <text:p/>
          </draw:rect>
          <draw:line draw:style-name="gr8" draw:text-style-name="P2" draw:layer="layout" svg:x1="22.591cm" svg:y1="13.931cm" svg:x2="27.019cm" svg:y2="13.93cm">
            <text:p/>
          </draw:line>
        </draw:g>
        <draw:frame draw:style-name="gr33" draw:text-style-name="P11" draw:layer="layout" svg:width="9.208cm" svg:height="1.673cm" svg:x="-9.208cm" svg:y="17.424cm">
          <draw:text-box>
            <text:p>Upon Play check if spotify is connected</text:p>
          </draw:text-box>
        </draw:frame>
        <draw:g draw:style-name="gr4">
          <draw:frame draw:style-name="gr7" draw:text-style-name="P4" draw:layer="layout" svg:width="4.194cm" svg:height="0.617cm" svg:x="8.95cm" svg:y="16.24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8.937cm" svg:y="16.25cm" draw:corner-radius="0.5cm">
            <text:p/>
          </draw:rect>
          <draw:line draw:style-name="gr8" draw:text-style-name="P2" draw:layer="layout" svg:x1="8.938cm" svg:y1="16.857cm" svg:x2="13.129cm" svg:y2="16.856cm">
            <text:p/>
          </draw:line>
        </draw:g>
        <draw:g draw:style-name="gr4">
          <draw:frame draw:style-name="gr7" draw:text-style-name="P4" draw:layer="layout" svg:width="4.194cm" svg:height="0.617cm" svg:x="2.203cm" svg:y="16.24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2.19cm" svg:y="16.25cm" draw:corner-radius="0.5cm">
            <text:p/>
          </draw:rect>
          <draw:line draw:style-name="gr8" draw:text-style-name="P2" draw:layer="layout" svg:x1="2.191cm" svg:y1="16.857cm" svg:x2="6.382cm" svg:y2="16.856cm">
            <text:p/>
          </draw:line>
        </draw:g>
      </draw:page>
      <draw:page draw:name="page3" draw:style-name="dp1" draw:master-page-name="Default">
        <draw:g draw:style-name="gr4">
          <draw:frame draw:style-name="gr7" draw:text-style-name="P4" draw:layer="layout" svg:width="4.194cm" svg:height="0.617cm" svg:x="6.013cm" svg:y="21.042cm">
            <draw:text-box>
              <text:p text:style-name="P3"><text:span text:style-name="T1">UsbMusicPlaying</text:span></text:p>
            </draw:text-box>
          </draw:frame>
          <draw:rect draw:style-name="gr5" draw:text-style-name="P2" draw:layer="layout" svg:width="4.194cm" svg:height="2.49cm" svg:x="6cm" svg:y="21.052cm" draw:corner-radius="0.5cm">
            <text:p/>
          </draw:rect>
          <draw:line draw:style-name="gr8" draw:text-style-name="P2" draw:layer="layout" svg:x1="6.001cm" svg:y1="21.659cm" svg:x2="10.192cm" svg:y2="21.658cm">
            <text:p/>
          </draw:line>
        </draw:g>
        <draw:g draw:style-name="gr4">
          <draw:frame draw:style-name="gr7" draw:text-style-name="P4" draw:layer="layout" svg:width="4.194cm" svg:height="0.617cm" svg:x="12.998cm" svg:y="20.725cm">
            <draw:text-box>
              <text:p text:style-name="P3"><text:span text:style-name="T1">WebRadioPlaying</text:span></text:p>
            </draw:text-box>
          </draw:frame>
          <draw:rect draw:style-name="gr5" draw:text-style-name="P2" draw:layer="layout" svg:width="4.194cm" svg:height="2.49cm" svg:x="12.985cm" svg:y="20.735cm" draw:corner-radius="0.5cm">
            <text:p/>
          </draw:rect>
          <draw:line draw:style-name="gr8" draw:text-style-name="P2" draw:layer="layout" svg:x1="12.986cm" svg:y1="21.342cm" svg:x2="17.177cm" svg:y2="21.341cm">
            <text:p/>
          </draw:line>
        </draw:g>
        <draw:g draw:style-name="gr4">
          <draw:frame draw:style-name="gr7" draw:text-style-name="P4" draw:layer="layout" svg:width="4.194cm" svg:height="0.617cm" svg:x="10.458cm" svg:y="13.105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0.445cm" svg:y="13.115cm" draw:corner-radius="0.5cm">
            <text:p/>
          </draw:rect>
          <draw:line draw:style-name="gr8" draw:text-style-name="P2" draw:layer="layout" svg:x1="10.446cm" svg:y1="13.722cm" svg:x2="14.637cm" svg:y2="13.721cm">
            <text:p/>
          </draw:line>
        </draw:g>
        <draw:connector draw:style-name="gr34" draw:text-style-name="P2" draw:layer="layout" svg:x1="4.881cm" svg:y1="4.211cm" svg:x2="3.428cm" svg:y2="8.347cm" svg:d="M4881 4211v2068h-1453v2068" svg:viewBox="0 0 1454 4137">
          <text:p/>
        </draw:connector>
        <draw:frame draw:style-name="gr31" draw:text-style-name="P11" draw:layer="layout" svg:width="5.715cm" svg:height="3.095cm" svg:x="2.905cm" svg:y="9.572cm">
          <draw:text-box>
            <text:p text:style-name="P15">ButtonPlay</text:p>
            <text:p>ButtonPreset1</text:p>
            <text:p>ButtonPreset2</text:p>
            <text:p>ButtonPreset3</text:p>
          </draw:text-box>
        </draw:frame>
        <draw:frame draw:style-name="gr35" draw:text-style-name="P11" draw:layer="layout" svg:width="8.573cm" svg:height="1.27cm" svg:x="10.525cm" svg:y="23.225cm">
          <draw:text-box>
            <text:p>mpd_control.play(Presetx)</text:p>
          </draw:text-box>
        </draw:frame>
        <draw:line draw:style-name="gr8" draw:text-style-name="P2" draw:layer="layout" svg:x1="2.587cm" svg:y1="17.192cm" svg:x2="18.462cm" svg:y2="17.192cm">
          <text:p/>
        </draw:line>
        <draw:frame draw:style-name="gr36" draw:text-style-name="P11" draw:layer="layout" svg:width="13.335cm" svg:height="2.384cm" svg:x="4.81cm" svg:y="18.145cm">
          <draw:text-box>
            <text:p>MPD</text:p>
            <text:p>Weet welke muziek bron op een preset staat.</text:p>
          </draw:text-box>
        </draw:frame>
        <draw:g draw:style-name="gr4">
          <draw:frame draw:style-name="gr7" draw:text-style-name="P4" draw:layer="layout" svg:width="4.194cm" svg:height="0.617cm" svg:x="4.188cm" svg:y="13.065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4.175cm" svg:y="13.075cm" draw:corner-radius="0.5cm">
            <text:p/>
          </draw:rect>
          <draw:line draw:style-name="gr8" draw:text-style-name="P2" draw:layer="layout" svg:x1="4.176cm" svg:y1="13.682cm" svg:x2="8.367cm" svg:y2="13.681cm">
            <text:p/>
          </draw:line>
        </draw:g>
        <draw:frame draw:style-name="gr37" draw:text-style-name="P11" draw:layer="layout" svg:width="5.08cm" svg:height="2.54cm" svg:x="10.207cm" svg:y="10.207cm">
          <draw:text-box>
            <text:p>ButtonPlay</text:p>
          </draw:text-box>
        </draw:frame>
        <draw:frame draw:style-name="gr38" draw:text-style-name="P16" draw:layer="layout" svg:width="20.636cm" svg:height="6.483cm" svg:x="0.365cm" svg:y="25.949cm">
          <draw:text-box>
            <text:p text:style-name="P7"><text:span text:style-name="T4">Separate monitor/state machine (preferred for modularity)</text:span></text:p>
            <text:p text:style-name="P7"><text:span text:style-name="T4">Model a separate state machine (or component) that tracks SpotifyConnected/Disconnected and emits events (SpotifyConnected, SpotifyDisconnected).</text:span></text:p>
            <text:p text:style-name="P7"><text:span text:style-name="T4">In the playback state machine use guards or event-triggered transitions: </text:span></text:p>
            <text:p text:style-name="P7"><text:span text:style-name="T4">On SpotifyConnected (or guard isSpotifyConnected()) → SpotifyPlaying</text:span></text:p>
            <text:p text:style-name="P7"><text:span text:style-name="T4">On SpotifyDisconnected → MpdMusicPlaying</text:span></text:p>
            <text:p text:style-name="P7"><text:span text:style-name="T4">This keeps concerns separated; communicate via events or a shared condition.</text:span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05T18:04:19.523217742</dc:date>
    <meta:editing-duration>PT1H16S</meta:editing-duration>
    <meta:editing-cycles>8</meta:editing-cycles>
    <meta:print-date>2026-04-03T16:45:26.431431754</meta:print-date>
    <meta:document-statistic meta:object-count="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dbb" officeooo:paragraph-rsid="000a2dbb"/>
    </style:style>
    <style:style style:name="T1" style:family="text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